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9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.9cm" style:auto-text-indent="false" style:page-number="auto" fo:background-color="transparent"/>
      <style:text-properties fo:font-variant="normal" fo:text-transform="none" fo:color="#222222" style:font-name="arial" fo:font-size="9.5pt" fo:letter-spacing="normal" fo:font-style="normal" fo:font-weight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.9cm" style:auto-text-indent="false" fo:background-color="transparent"/>
    </style:style>
    <style:style style:name="T1" style:family="text">
      <style:text-properties style:font-name="arial" fo:font-size="9.5pt" fo:font-style="normal" fo:font-weight="normal"/>
    </style:style>
    <style:style style:name="T2" style:family="text">
      <style:text-properties fo:font-variant="normal" fo:text-transform="none" fo:color="#222222" style:font-name="arial" fo:font-size="9.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.5pt" fo:letter-spacing="normal" fo:font-style="normal" fo:font-weight="normal" officeooo:rsid="00159221"/>
    </style:style>
    <style:style style:name="T4" style:family="text">
      <style:text-properties fo:font-variant="normal" fo:text-transform="none" fo:color="#1155cc" style:font-name="arial" fo:font-size="9.5pt" fo:letter-spacing="normal" fo:font-style="normal" fo:font-weight="normal"/>
    </style:style>
    <style:style style:name="T5" style:family="text">
      <style:text-properties officeooo:rsid="00150e50"/>
    </style:style>
    <style:style style:name="T6" style:family="text">
      <style:text-properties officeooo:rsid="001592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zados Senhores,</text:p>
      <text:p text:style-name="P3">Estou à procura de novos desafios profissionais na área de Analista de Suporte, <text:span text:style-name="T6">Analista de Infraestrutura, </text:span>ou Administração de redes. <text:s/><text:span text:style-name="T6">E</text:span> acredito que sua empresa possa ter interesse por minhas qualificações.</text:p>
      <text:p text:style-name="P4"><text:span text:style-name="T2">Sou pós-graduação em Segurança de Redes de Computadores. Atuo na área de Suporte de TI há dezoito anos, com destaque em soluções de tecnologia com software opensource, tendo inclusive obtido a certificação LPIC-1. Trabalho com monitoramento de redes através do software Zabbix, </text:span><text:span text:style-name="T3">Active Directory sobre Samba4, Servidore de e-mail Zimbra e Servidor de backup com Bacula</text:span><text:span text:style-name="T2">. Tamb</text:span><text:span text:style-name="T3">é</text:span><text:span text:style-name="T2">m tenho um canal no youtube, onde procuro ajudar os novos profissionais na </text:span><text:span text:style-name="T3">área</text:span><text:span text:style-name="T2"> </text:span><text:span text:style-name="T3">(https://www.youtube.com/user/edilsonrsouza/videos)</text:span></text:p>
      <text:p text:style-name="P2"><text:span text:style-name="T1"/></text:p>
      <text:p text:style-name="P2"><text:span text:style-name="T1">Envio anexo o meu currículo para fazer parte de seu banco de dados e coloco-me à disposição para uma entrevista pessoal, quando poderei fornecer mais informações sobre minha experiência profissional.</text:span></text:p>
      <text:p text:style-name="P2"><text:span text:style-name="T1"/></text:p>
      <text:p text:style-name="P2"><text:span text:style-name="T1">Obs: Atualmente estou estudando para a certificação ITIL.</text:span></text:p>
      <text:p text:style-name="P2"><text:span text:style-name="T1"/></text:p>
      <text:p text:style-name="P2"><text:span text:style-name="T1">Cordialmente, Edílson Rodrigues de Sousa</text:span></text:p>
      <text:p text:style-name="P1">Celular/<text:span text:style-name="T6">whatsapp</text:span>: <text:span text:style-name="T5">(</text:span>85<text:span text:style-name="T5">) </text:span>988808956</text:p>
      <text:p text:style-name="P1">Fixo: <text:span text:style-name="T5">(</text:span>85<text:span text:style-name="T5">) </text:span>3062249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8:53:58.203661421</meta:creation-date>
    <dc:date>2017-12-13T09:11:59.397657637</dc:date>
    <meta:editing-duration>PT7M51S</meta:editing-duration>
    <meta:editing-cycles>1</meta:editing-cycles>
    <meta:document-statistic meta:table-count="0" meta:image-count="0" meta:object-count="0" meta:page-count="1" meta:paragraph-count="8" meta:word-count="153" meta:character-count="1078" meta:non-whitespace-character-count="932"/>
    <meta:generator>LibreOffice/5.4.1.2$Linux_X86_64 LibreOffice_project/40m0$Build-2</meta:generator>
  </office:meta>
</office:document-meta>
</file>